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urofurence" svg:font-family="eurofurence"/>
    <style:font-face style:name="FreeSans1" svg:font-family="FreeSans" style:font-family-generic="swiss"/>
    <style:font-face style:name="monofur" svg:font-family="monofur" style:font-pitch="fixed"/>
    <style:font-face style:name="Equestria" svg:font-family="Equestria" style:font-pitch="variable"/>
    <style:font-face style:name="eurofurence1" svg:font-family="eurofurenc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questria" fo:font-size="28pt" fo:font-weight="normal" officeooo:rsid="001e0e46" officeooo:paragraph-rsid="001e0e46" style:font-size-asian="28pt" style:font-weight-asian="normal" style:font-size-complex="28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monofur" fo:font-size="20pt" fo:font-weight="normal" officeooo:rsid="001e0e46" officeooo:paragraph-rsid="001e0e46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monofur" fo:font-size="20pt" fo:font-weight="normal" officeooo:rsid="00206984" officeooo:paragraph-rsid="00206984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monofur" fo:font-size="16pt" fo:font-weight="normal" officeooo:rsid="00206984" officeooo:paragraph-rsid="00206984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monofur" fo:font-size="16pt" fo:font-weight="normal" officeooo:rsid="0021d794" officeooo:paragraph-rsid="0021d794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1d794" style:font-size-asian="13pt" style:font-size-complex="13pt"/>
    </style:style>
    <style:style style:name="T5" style:family="text">
      <style:text-properties officeooo:rsid="002354b5"/>
    </style:style>
    <style:style style:name="T6" style:family="text">
      <style:text-properties officeooo:rsid="002459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an Robotics Pre-match checklist</text:p>
      <text:p text:style-name="P2"/>
      <text:p text:style-name="P3"><text:span text:style-name="T1">MATCH NUMBER</text:span>: [ <text:s text:c="6"/>]</text:p>
      <text:p text:style-name="P3"/>
      <text:p text:style-name="P4">[ ] Make sure the phones are plugged in to the robot.</text:p>
      <text:p text:style-name="P4"/>
      <text:p text:style-name="P5">[ ] Close the FTC Robot Controller app.</text:p>
      <text:p text:style-name="P5"><text:span text:style-name="T2"><text:s text:c="4"/>(Square button → FTC Robot Controller → swipe right)</text:span></text:p>
      <text:p text:style-name="P5"><text:span text:style-name="T2"/></text:p>
      <text:p text:style-name="P4">[ ] R<text:span text:style-name="T6">e-open the FTC Robot Controller app</text:span> (Hold power button → Restart)</text:p>
      <text:p text:style-name="P4"/>
      <text:p text:style-name="P4">[ ] After restarting, zero-calibrate the elevator.* </text:p>
      <text:p text:style-name="P4"><text:s text:c="4"/><text:span text:style-name="T3">(TeleOp → Init → Back button (on Operator gamepad))</text:span></text:p>
      <text:p text:style-name="P4"><text:span text:style-name="T3"/></text:p>
      <text:p text:style-name="P4"><text:span text:style-name="T3"><text:s text:c="5"/>* </text:span><text:span text:style-name="T4">To check if the elevator was successfully zero-calibrated, the <text:tab/>black line on the 3543 elevator should be aligned.</text:span></text:p>
      <text:p text:style-name="P4"><text:span text:style-name="T3"/></text:p>
      <text:p text:style-name="P4">[ ] Stop the robot, <text:span text:style-name="T6">switch the mode to Autonomous.</text:span></text:p>
      <text:p text:style-name="P4"/>
      <text:p text:style-name="P4">[ ] I have done <text:span text:style-name="T1">all</text:span> of the steps abo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urofurence" svg:font-family="eurofurence"/>
    <style:font-face style:name="FreeSans1" svg:font-family="FreeSans" style:font-family-generic="swiss"/>
    <style:font-face style:name="monofur" svg:font-family="monofur" style:font-pitch="fixed"/>
    <style:font-face style:name="Equestria" svg:font-family="Equestria" style:font-pitch="variable"/>
    <style:font-face style:name="eurofurence1" svg:font-family="eurofurenc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09:44:57.318208875</meta:creation-date>
    <dc:date>2018-12-02T10:00:12.106015231</dc:date>
    <meta:editing-duration>PT13M56S</meta:editing-duration>
    <meta:editing-cycles>5</meta:editing-cycles>
    <meta:generator>LibreOffice/6.1.0.3$Linux_X86_64 LibreOffice_project/10$Build-3</meta:generator>
    <meta:document-statistic meta:table-count="0" meta:image-count="0" meta:object-count="0" meta:page-count="1" meta:paragraph-count="11" meta:word-count="105" meta:character-count="592" meta:non-whitespace-character-count="477"/>
  </office:meta>
</office:document-meta>
</file>